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ADC5E7" style:repeat-content="false"/>
      <style:paragraph-properties fo:text-align="start" fo:margin-left="0cm"/>
      <style:text-properties style:font-name="DejaVu Sans" style:font-name-asian="DejaVu Sans" style:font-name-complex="DejaVu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DejaVu Sans" style:font-name-asian="DejaVu Sans" style:font-name-complex="DejaVu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/>
      <style:text-properties style:font-name="DejaVu Sans" style:font-name-asian="DejaVu Sans" style:font-name-complex="DejaVu Sans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C3687" style:font-name="DejaVu Sans" style:font-name-asian="DejaVu Sans" style:font-name-complex="DejaVu Sans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C3687" style:font-name="DejaVu Sans" style:font-name-asian="DejaVu Sans" style:font-name-complex="DejaVu Sans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C3687" style:font-name="DejaVu Sans" style:font-name-asian="DejaVu Sans" style:font-name-complex="DejaVu Sans" fo:font-size="9pt" style:font-size-asian="9pt" style:font-size-complex="9pt"/>
    </style:style>
    <style:style style:name="ce8" style:family="table-cell" style:parent-style-name="Default" style:data-style-name="N0">
      <style:table-cell-properties fo:background-color="#BCE4E5"/>
      <style:text-properties fo:color="#1C3687" style:font-name="DejaVu Sans" style:font-name-asian="DejaVu Sans" style:font-name-complex="DejaVu Sans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9pt" style:font-size-asian="9pt" style:font-size-complex="9pt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1C3687" style:font-name="DejaVu Sans" style:font-name-asian="DejaVu Sans" style:font-name-complex="DejaVu Sans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fo:background-color="#BCE4E5" style:repeat-content="false"/>
      <style:paragraph-properties fo:text-align="start" fo:margin-left="0cm"/>
      <style:text-properties fo:color="#1C3687"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style:vertical-align="automatic" fo:background-color="#BCE4E5" style:repeat-content="false"/>
      <style:paragraph-properties fo:text-align="start" fo:margin-left="0cm"/>
      <style:text-properties fo:color="#1C3687" style:font-name="DejaVu Sans" style:font-name-asian="DejaVu Sans" style:font-name-complex="DejaVu San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1C3687" style:font-name="DejaVu Sans" style:font-name-asian="DejaVu Sans" style:font-name-complex="DejaVu Sans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#E0EFD4" style:repeat-content="false"/>
      <style:paragraph-properties fo:text-align="center"/>
      <style:text-properties style:font-name="DejaVu Sans" style:font-name-asian="DejaVu Sans" style:font-name-complex="DejaVu Sans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background-color="#E0EFD4" style:repeat-content="false"/>
      <style:paragraph-properties fo:text-align="center"/>
      <style:text-properties style:font-name="DejaVu Sans" style:font-name-asian="DejaVu Sans" style:font-name-complex="DejaVu Sans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6.4570833333333cm"/>
    </style:style>
    <style:style style:name="co3" style:family="table-column">
      <style:table-column-properties fo:break-before="auto" style:column-width="9.525cm"/>
    </style:style>
    <style:style style:name="co4" style:family="table-column">
      <style:table-column-properties fo:break-before="auto" style:column-width="6.58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6458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93pt" style:use-optimal-row-height="true" fo:break-before="auto"/>
    </style:style>
    <style:style style:name="ro3" style:family="table-row">
      <style:table-row-properties style:row-height="210pt" style:use-optimal-row-height="true" fo:break-before="auto"/>
    </style:style>
    <style:style style:name="ro4" style:family="table-row">
      <style:table-row-properties style:row-height="11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quireme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eq no</text:p>
          </table:table-cell>
          <table:table-cell office:value-type="string" table:style-name="ce2">
            <text:p>requirement</text:p>
          </table:table-cell>
          <table:table-cell office:value-type="string" table:style-name="ce2">
            <text:p>additional information</text:p>
          </table:table-cell>
          <table:table-cell office:value-type="string" table:style-name="ce3">
            <text:p>Remarks</text:p>
          </table:table-cell>
          <table:table-cell table:number-columns-repeated="16380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to login as a buyer/seller/admin, user has to provide the following mandatory data</text:p>
            <text:p>* mobile number / email</text:p>
            <text:p>Once user Clicks on Send OTP</text:p>
            <text:p>* login service calls registration service (buyerservice/seller service/admin service) to check the existing user based on the mobilenumber</text:p>
            <text:p>* user service sends the response with the user_id to login service</text:p>
            <text:p>* login service generates gen_token, unq_token and otp and creates a new entry in Login_Table with user_id, gen_token, unq_token, otp, otp_generation time, token_generation_time, token_expiry_time<text:s/></text:p>
            <text:p>* request the SMS gateway to send the otp to the user.</text:p>
            <text:p>* validate the OTP provided by user and then responds with (user_id, gen_token, unq_token)</text:p>
            <text:p/>
            <text:p/>
          </table:table-cell>
          <table:table-cell office:value-type="string" table:style-name="ce3">
            <text:p>* once user is logged in, he doesn’t have to login for next 90days (can be configurable in property file) or until he logs out manualy.</text:p>
            <text:p>* mobile number textbox should take only numeric input.</text:p>
            <text:p>* mobile number length validation.</text:p>
            <text:p>* email validation.</text:p>
            <text:p>* OTP should allow numeric input with fixed digits (may be 6 digits)</text:p>
            <text:p>* request/response to app for login</text:p>
            <text:p>GET &lt;login_service&gt;/login/{mobilenumber}</text:p>
            <text:p>response:</text:p>
            <text:p>HTTP Status: 200</text:p>
            <text:p>result:{ user_id: AK214W78SV,</text:p>
            <text:p><text:s text:c="10"/>gen_token: 12jlafjlafkajlf,</text:p>
            <text:p><text:s text:c="10"/>unq_token: hjfy89af87a9f,</text:p>
            <text:p><text:s text:c="10"/>otp: 732327</text:p>
            <text:p><text:s text:c="9"/>}</text:p>
            <text:p>*request/response to registration service to check the existing user:</text:p>
            <text:p>GET &lt;registration_service&gt;/isUserExist/{&lt;mobilenumber&gt;}</text:p>
            <text:p>respose:</text:p>
            <text:p>status: 200</text:p>
            <text:p>result: { user_id: AK214W78SV }</text:p>
            <text:p/>
          </table:table-cell>
          <table:table-cell office:value-type="string" table:style-name="ce3">
            <text:p>Need to check if OTP length?</text:p>
            <text:p>whether OTP numeric or alphanumeric?</text:p>
          </table:table-cell>
          <table:table-cell table:number-columns-repeated="16380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3">
            <text:p>check if the user is already logged in (valid session/token available)</text:p>
            <text:p>Two scenarios:</text:p>
            <text:p>1. User opens the app</text:p>
            <text:p>* The app fetches/checks the available session/token from local memory - 2 tokens (gen_token, unq_token) &amp; user_id</text:p>
            <text:p>* Sends the available tokens to loginservice for validation along with the user_id (buyer_id/seller_id/admin_id)</text:p>
            <text:p>* login service has to validate the tokens for the given user_id</text:p>
            <text:p>2. User Logs in from other Mobile (already logged in other mobile device)</text:p>
            <text:p>* User enters the mobile number and clicks on OTP</text:p>
            <text:p>* login service calls registration service (buyerservice/seller service/admin service) to check the existing user based on the mobilenumber</text:p>
            <text:p>* user service sends the response with the user_id to login service</text:p>
            <text:p>* login service gets the latest gen_token available for the user_id from the Login_Table</text:p>
            <text:p>* generates unq_token and OTP and creates a new entry in Login_Table with user_id, gen_token, unq_token, otp, otp_generation time, token_generation_time, token_expiry_time<text:s/></text:p>
            <text:p>* request the SMS gateway to send the otp to the user.</text:p>
            <text:p>* validate the otp provided by user adn then responds with (user_id, gen_token, unq_token)</text:p>
          </table:table-cell>
          <table:table-cell office:value-type="string" table:style-name="ce3">
            <text:p>* having 2 tokens helps in<text:s/></text:p>
            <text:p><text:s/>-log out from all devices - Invalidate gen_token</text:p>
            <text:p><text:s/>-log out from this device - Invalidate unq_token</text:p>
            <text:p/>
            <text:p>* registration service from buyer/seller/admin should be calling login service for creation of gen_token, unq_token</text:p>
            <text:p/>
            <text:p>* request/response of 1st scenario</text:p>
            <text:p>GET &lt;login_service&gt;/login/{userId}/{gen_token}/{unq_token}</text:p>
            <text:p>response in case token is active:</text:p>
            <text:p>status: 200</text:p>
            <text:p>response in case token is inactive:</text:p>
            <text:p>status: 401</text:p>
            <text:p/>
            <text:p>*request/response of 2nd scenario is same as in req no 1</text:p>
          </table:table-cell>
          <table:table-cell office:value-type="string" table:style-name="ce3">
            <text:p>gen_token &amp; unq_token generation statergy/algo and its length?</text:p>
          </table:table-cell>
          <table:table-cell table:number-columns-repeated="16380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3">
            <text:p>log out functionality</text:p>
            <text:p>Two scenarios</text:p>
            <text:p>1. Log out from this device</text:p>
            <text:p>* app sends user_id, gen_token, unq_token</text:p>
            <text:p>* login service deletes the entry from the Login_table</text:p>
            <text:p>2. Log out from all devices</text:p>
            <text:p>* app sends user_id, gen_token</text:p>
            <text:p>* login services deletes all entries which match user_id, gen_token</text:p>
          </table:table-cell>
          <table:table-cell office:value-type="string" table:style-name="ce3">
            <text:p>* request/response in 1st Scenario</text:p>
            <text:p>delete &lt;login_service&gt;/token/{userId}/{gen_token}/{unq_token}</text:p>
            <text:p>status: 200</text:p>
            <text:p/>
            <text:p>* request/response in 2nd scenario</text:p>
            <text:p>delete &lt;login_service&gt;/token/{userId}/{gen_token}</text:p>
            <text:p>status: 200</text:p>
          </table:table-cell>
          <table:table-cell table:number-columns-repeated="1020" table:style-name="ce3"/>
          <table:table-cell table:number-columns-repeated="15361"/>
        </table:table-row>
        <table:table-row table:number-rows-repeated="1048570" table:style-name="ro5">
          <table:table-cell table:number-columns-repeated="16384"/>
        </table:table-row>
      </table:table>
      <table:table table:name="table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7">
            <text:p>1. user_login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style-name="ce5">
            <text:p>varchar (10)</text:p>
          </table:table-cell>
          <table:table-cell office:value-type="string" table:style-name="ce6">
            <text:p>varchar (50)</text:p>
          </table:table-cell>
          <table:table-cell office:value-type="string" table:style-name="ce6">
            <text:p>varchar (50)</text:p>
          </table:table-cell>
          <table:table-cell office:value-type="string" table:style-name="ce7">
            <text:p>mediumint (6 digit)</text:p>
          </table:table-cell>
          <table:table-cell office:value-type="string" table:style-name="ce6">
            <text:p>timestamp</text:p>
          </table:table-cell>
          <table:table-cell table:number-columns-repeated="3"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5">
            <text:p>FK</text:p>
          </table:table-cell>
          <table:table-cell office:value-type="string" table:style-name="ce6">
            <text:p>unique</text:p>
          </table:table-cell>
          <table:table-cell office:value-type="string" table:style-name="ce6">
            <text:p>PK</text:p>
          </table:table-cell>
          <table:table-cell table:number-columns-repeated="8" table:style-name="ce6"/>
          <table:table-cell table:number-columns-repeated="16373"/>
        </table:table-row>
        <table:table-row table:style-name="ro1">
          <table:table-cell office:value-type="string" table:style-name="ce8">
            <text:p>user_id</text:p>
          </table:table-cell>
          <table:table-cell office:value-type="string" table:style-name="ce8">
            <text:p>gen_token</text:p>
          </table:table-cell>
          <table:table-cell office:value-type="string" table:style-name="ce8">
            <text:p>unq_token</text:p>
          </table:table-cell>
          <table:table-cell office:value-type="string" table:style-name="ce8">
            <text:p>last_verified_otp</text:p>
          </table:table-cell>
          <table:table-cell office:value-type="string" table:style-name="ce8">
            <text:p>last_verified_otp_time</text:p>
          </table:table-cell>
          <table:table-cell office:value-type="string" table:style-name="ce8">
            <text:p>generated_date</text:p>
          </table:table-cell>
          <table:table-cell office:value-type="string" table:style-name="ce8">
            <text:p>valid_till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9">
            <text:p>AK214W78SV</text:p>
          </table:table-cell>
          <table:table-cell office:value-type="string" table:style-name="ce9">
            <text:p>12jlafjlafkajlf</text:p>
          </table:table-cell>
          <table:table-cell office:value-type="string" table:style-name="ce9">
            <text:p>hjfy89af87a9f</text:p>
          </table:table-cell>
          <table:table-cell office:value-type="float" office:value="732327" table:style-name="ce9">
            <text:p>732327</text:p>
          </table:table-cell>
          <table:table-cell office:value-type="string" table:style-name="ce9">
            <text:p>18:02:21:21:10</text:p>
          </table:table-cell>
          <table:table-cell office:value-type="string" table:style-name="ce9">
            <text:p>10:02:21:21:08</text:p>
          </table:table-cell>
          <table:table-cell office:value-type="string" table:style-name="ce9">
            <text:p>10-05-21:21:08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string" table:style-name="ce9">
            <text:p>AK214W78SV</text:p>
          </table:table-cell>
          <table:table-cell office:value-type="string" table:style-name="ce9">
            <text:p>12jlafjlafkajlf</text:p>
          </table:table-cell>
          <table:table-cell office:value-type="string" table:style-name="ce9">
            <text:p>uiuriouoqwr</text:p>
          </table:table-cell>
          <table:table-cell office:value-type="float" office:value="891321" table:style-name="ce9">
            <text:p>891321</text:p>
          </table:table-cell>
          <table:table-cell office:value-type="string" table:style-name="ce9">
            <text:p>18:04:21:21:10</text:p>
          </table:table-cell>
          <table:table-cell office:value-type="string" table:style-name="ce9">
            <text:p>18:04:21:21:08</text:p>
          </table:table-cell>
          <table:table-cell office:value-type="string" table:style-name="ce9">
            <text:p>10-05-21:21:0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style-name="ro1">
          <table:table-cell table:number-columns-repeated="3" table:style-name="ce11"/>
          <table:table-cell table:style-name="ce12"/>
          <table:table-cell table:number-columns-repeated="7" table:style-name="ce10"/>
          <table:table-cell table:number-columns-repeated="16373"/>
        </table:table-row>
        <table:table-row table:style-name="ro1">
          <table:table-cell table:style-name="ce12"/>
          <table:table-cell table:number-columns-repeated="10" table:style-name="ce10"/>
          <table:table-cell table:number-columns-repeated="16373"/>
        </table:table-row>
        <table:table-row table:number-rows-repeated="2" table:style-name="ro1">
          <table:table-cell table:number-columns-repeated="11" table:style-name="ce10"/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8">
            <text:p>2. otp</text:p>
          </table:table-cell>
          <table:covered-table-cell table:number-columns-repeated="2"/>
          <table:table-cell table:style-name="ce12"/>
          <table:table-cell table:number-columns-repeated="7" table:style-name="ce10"/>
          <table:table-cell table:number-columns-repeated="16373"/>
        </table:table-row>
        <table:table-row table:style-name="ro1">
          <table:table-cell office:value-type="string" table:style-name="ce7">
            <text:p>mediumint (6 digit)</text:p>
          </table:table-cell>
          <table:table-cell office:value-type="string" table:style-name="ce5">
            <text:p>varchar (10)</text:p>
          </table:table-cell>
          <table:table-cell office:value-type="string" table:style-name="ce13">
            <text:p>timestamp</text:p>
          </table:table-cell>
          <table:table-cell table:style-name="ce13"/>
          <table:table-cell table:number-columns-repeated="7" table:style-name="ce10"/>
          <table:table-cell table:number-columns-repeated="16373"/>
        </table:table-row>
        <table:table-row table:style-name="ro1">
          <table:table-cell office:value-type="string" table:style-name="ce6">
            <text:p>PK</text:p>
          </table:table-cell>
          <table:table-cell office:value-type="string" table:style-name="ce6">
            <text:p>FK</text:p>
          </table:table-cell>
          <table:table-cell table:number-columns-repeated="2" table:style-name="ce13"/>
          <table:table-cell table:number-columns-repeated="7" table:style-name="ce10"/>
          <table:table-cell table:number-columns-repeated="16373"/>
        </table:table-row>
        <table:table-row table:style-name="ro1">
          <table:table-cell office:value-type="string" table:style-name="ce14">
            <text:p>otp</text:p>
          </table:table-cell>
          <table:table-cell office:value-type="string" table:style-name="ce14">
            <text:p>unq_token</text:p>
          </table:table-cell>
          <table:table-cell office:value-type="string" table:style-name="ce15">
            <text:p>created_on</text:p>
          </table:table-cell>
          <table:table-cell table:style-name="ce16"/>
          <table:table-cell table:number-columns-repeated="7" table:style-name="ce10"/>
          <table:table-cell table:number-columns-repeated="16373"/>
        </table:table-row>
        <table:table-row table:style-name="ro1">
          <table:table-cell office:value-type="float" office:value="732327" table:style-name="ce9">
            <text:p>732327</text:p>
          </table:table-cell>
          <table:table-cell office:value-type="string" table:style-name="ce9">
            <text:p>hjfy89af87a9f</text:p>
          </table:table-cell>
          <table:table-cell office:value-type="string" table:style-name="ce11">
            <text:p>18:02:21:21:08</text:p>
          </table:table-cell>
          <table:table-cell table:style-name="ce12"/>
          <table:table-cell table:number-columns-repeated="7" table:style-name="ce10"/>
          <table:table-cell table:number-columns-repeated="16373"/>
        </table:table-row>
        <table:table-row table:style-name="ro1">
          <table:table-cell office:value-type="float" office:value="891321" table:style-name="ce9">
            <text:p>891321</text:p>
          </table:table-cell>
          <table:table-cell office:value-type="string" table:style-name="ce9">
            <text:p>uiuriouoqwr</text:p>
          </table:table-cell>
          <table:table-cell office:value-type="string" table:style-name="ce9">
            <text:p>18:04:21:21:08</text:p>
          </table:table-cell>
          <table:table-cell table:number-columns-repeated="8" table:style-name="ce10"/>
          <table:table-cell table:number-columns-repeated="16373"/>
        </table:table-row>
        <table:table-row table:number-rows-repeated="14" table:style-name="ro1">
          <table:table-cell table:number-columns-repeated="11" table:style-name="ce10"/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requirement.A1:requirement.B1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23</meta:generator>
    <dc:creator>Microsoft Office User</dc:creator>
    <meta:creation-date>2021-02-24T19:30:35Z</meta:creation-date>
    <dc:date>2021-04-07T18:23:12Z</dc:date>
    <meta:editing-cycles>393</meta:editing-cycles>
    <meta:editing-duration>PT100314S</meta:editing-duration>
  </office:meta>
</office:document-meta>
</file>